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Table1" style:family="table">
      <style:table-properties style:width="7.0868in" table:align="left"/>
    </style:style>
    <style:style style:name="Table1.A" style:family="table-column">
      <style:table-column-properties style:column-width="1.6715in"/>
    </style:style>
    <style:style style:name="Table1.B" style:family="table-column">
      <style:table-column-properties style:column-width="5.415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0868in" table:align="left"/>
    </style:style>
    <style:style style:name="Table2.A" style:family="table-column">
      <style:table-column-properties style:column-width="1.675in"/>
    </style:style>
    <style:style style:name="Table2.B" style:family="table-column">
      <style:table-column-properties style:column-width="2.4222in"/>
    </style:style>
    <style:style style:name="Table2.C" style:family="table-column">
      <style:table-column-properties style:column-width="2.989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7.0868in" table:align="left"/>
    </style:style>
    <style:style style:name="Table3.A" style:family="table-column">
      <style:table-column-properties style:column-width="1.9354in"/>
    </style:style>
    <style:style style:name="Table3.B" style:family="table-column">
      <style:table-column-properties style:column-width="2.6694in"/>
    </style:style>
    <style:style style:name="Table3.C" style:family="table-column">
      <style:table-column-properties style:column-width="2.481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0868in" table:align="left"/>
    </style:style>
    <style:style style:name="Table4.A" style:family="table-column">
      <style:table-column-properties style:column-width="1.6361in"/>
    </style:style>
    <style:style style:name="Table4.B" style:family="table-column">
      <style:table-column-properties style:column-width="1.4826in"/>
    </style:style>
    <style:style style:name="Table4.C" style:family="table-column">
      <style:table-column-properties style:column-width="2.3521in"/>
    </style:style>
    <style:style style:name="Table4.D" style:family="table-column">
      <style:table-column-properties style:column-width="1.616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in" fo:margin-bottom="0in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Requirements Specification (SRS)<text:line-break/>EEC B2C Platform</text:p>
      <text:p text:style-name="Body_20_Text.center"><text:span text:style-name="Strong_20_Emphasis">Version:</text:span> 1.0<text:line-break/><text:span text:style-name="Strong_20_Emphasis">Date:</text:span> February 28, 2026<text:line-break/><text:span text:style-name="Strong_20_Emphasis">Document Type:</text:span> Software Requirements Specification</text:p>
      <text:h text:style-name="Heading_20_2" text:outline-level="2">1. Introduction</text:h>
      <text:h text:style-name="Heading_20_3" text:outline-level="3">1.1 Purpose</text:h>
      <text:p text:style-name="Text_20_body">This SRS defines the functional and non-functional requirements of the EEC B2C platform, a role-based EdTech web application for students, teachers, administrators, and public users. It serves as a baseline for development, testing, and maintenance.</text:p>
      <text:h text:style-name="Heading_20_3" text:outline-level="3">1.2 Scope</text:h>
      <text:p text:style-name="Text_20_body">EEC B2C provides authentication, academic content management, question bank operations, exam and attempt flows, AI-powered question generation, self-study, paid study materials, subscriptions, wallet and redemption capabilities, notifications, real-time chat, and admin-level CMS and promotion management.</text:p>
      <text:h text:style-name="Heading_20_3" text:outline-level="3">1.3 Intended Audience</text:h>
      <text:p text:style-name="Text_20_body">Product owners, project managers, developers, testers, DevOps engineers, academic operations stakeholders, and support teams.</text:p>
      <text:h text:style-name="Heading_20_3" text:outline-level="3">1.4 Definition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Term</text:p>
          </table:table-cell>
          <table:table-cell table:style-name="Table1.A1" office:value-type="string">
            <text:p text:style-name="Table_20_Heading">Definition</text:p>
          </table:table-cell>
        </table:table-row>
        <table:table-row>
          <table:table-cell table:style-name="Table1.A1" office:value-type="string">
            <text:p text:style-name="Table_20_Contents">EEC B2C</text:p>
          </table:table-cell>
          <table:table-cell table:style-name="Table1.A1" office:value-type="string">
            <text:p text:style-name="Table_20_Contents">Business-to-consumer educational platform for learning, assessments, and digital product sales.</text:p>
          </table:table-cell>
        </table:table-row>
        <table:table-row>
          <table:table-cell table:style-name="Table1.A1" office:value-type="string">
            <text:p text:style-name="Table_20_Contents">RBAC</text:p>
          </table:table-cell>
          <table:table-cell table:style-name="Table1.A1" office:value-type="string">
            <text:p text:style-name="Table_20_Contents">Role-Based Access Control across Public, Student, Teacher, and Admin.</text:p>
          </table:table-cell>
        </table:table-row>
        <table:table-row>
          <table:table-cell table:style-name="Table1.A1" office:value-type="string">
            <text:p text:style-name="Table_20_Contents">Stage</text:p>
          </table:table-cell>
          <table:table-cell table:style-name="Table1.A1" office:value-type="string">
            <text:p text:style-name="Table_20_Contents">Learning progression level unlocked based on purchases/subscriptions.</text:p>
          </table:table-cell>
        </table:table-row>
        <table:table-row>
          <table:table-cell table:style-name="Table1.A1" office:value-type="string">
            <text:p text:style-name="Table_20_Contents">Self Study</text:p>
          </table:table-cell>
          <table:table-cell table:style-name="Table1.A1" office:value-type="string">
            <text:p text:style-name="Table_20_Contents">AI-generated question practice flow from user-uploaded PDFs.</text:p>
          </table:table-cell>
        </table:table-row>
      </table:table>
      <text:h text:style-name="Heading_20_2" text:outline-level="2">2. Overall Description</text:h>
      <text:h text:style-name="Heading_20_3" text:outline-level="3">2.1 Product Perspective</text:h>
      <text:p text:style-name="Text_20_body">The system is a MERN-style web platform with React frontend, Node.js/Express backend, MongoDB database, Socket.IO for realtime communication, and external integrations for payment, media storage, push notifications, and AI services.</text:p>
      <text:h text:style-name="Heading_20_3" text:outline-level="3">2.2 User Classes and Characteristic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User Class</text:p>
          </table:table-cell>
          <table:table-cell table:style-name="Table2.A1" office:value-type="string">
            <text:p text:style-name="Table_20_Heading">Description</text:p>
          </table:table-cell>
          <table:table-cell table:style-name="Table2.A1" office:value-type="string">
            <text:p text:style-name="Table_20_Heading">Privileges</text:p>
          </table:table-cell>
        </table:table-row>
        <table:table-row>
          <table:table-cell table:style-name="Table2.A1" office:value-type="string">
            <text:p text:style-name="Table_20_Contents">Public</text:p>
          </table:table-cell>
          <table:table-cell table:style-name="Table2.A1" office:value-type="string">
            <text:p text:style-name="Table_20_Contents">Unauthenticated visitor</text:p>
          </table:table-cell>
          <table:table-cell table:style-name="Table2.A1" office:value-type="string">
            <text:p text:style-name="Table_20_Contents">View marketing content, browse packages, subscribe to newsletter</text:p>
          </table:table-cell>
        </table:table-row>
        <table:table-row>
          <table:table-cell table:style-name="Table2.A1" office:value-type="string">
            <text:p text:style-name="Table_20_Contents">Student</text:p>
          </table:table-cell>
          <table:table-cell table:style-name="Table2.A1" office:value-type="string">
            <text:p text:style-name="Table_20_Contents">Learner account</text:p>
          </table:table-cell>
          <table:table-cell table:style-name="Table2.A1" office:value-type="string">
            <text:p text:style-name="Table_20_Contents">Take exams, buy materials/packages, use self-study, view results, chat</text:p>
          </table:table-cell>
        </table:table-row>
        <table:table-row>
          <table:table-cell table:style-name="Table2.A1" office:value-type="string">
            <text:p text:style-name="Table_20_Contents">Teacher</text:p>
          </table:table-cell>
          <table:table-cell table:style-name="Table2.A1" office:value-type="string">
            <text:p text:style-name="Table_20_Contents">Academic contributor account</text:p>
          </table:table-cell>
          <table:table-cell table:style-name="Table2.A1" office:value-type="string">
            <text:p text:style-name="Table_20_Contents">Student views, subject/topic operations, verified material upload, chat</text:p>
          </table:table-cell>
        </table:table-row>
        <table:table-row>
          <table:table-cell table:style-name="Table2.A1" office:value-type="string">
            <text:p text:style-name="Table_20_Contents">Admin</text:p>
          </table:table-cell>
          <table:table-cell table:style-name="Table2.A1" office:value-type="string">
            <text:p text:style-name="Table_20_Contents">Platform operator</text:p>
          </table:table-cell>
          <table:table-cell table:style-name="Table2.A1" office:value-type="string">
            <text:p text:style-name="Table_20_Contents">Full CRUD and governance across all modules</text:p>
          </table:table-cell>
        </table:table-row>
      </table:table>
      <text:h text:style-name="Heading_20_3" text:outline-level="3">2.3 Operating Environment</text:h>
      <text:list text:style-name="L1">
        <text:list-item>
          <text:p text:style-name="P3">Frontend: React, Vite, TailwindCSS, Axios, React Router </text:p>
        </text:list-item>
        <text:list-item>
          <text:p text:style-name="P3">Backend: Node.js, Express, Mongoose, JWT, Socket.IO </text:p>
        </text:list-item>
        <text:list-item>
          <text:p text:style-name="P3">Database: MongoDB </text:p>
        </text:list-item>
        <text:list-item>
          <text:p text:style-name="P3">Integrations: Razorpay, Cloudinary, Web Push (VAPID), Email, AI service </text:p>
        </text:list-item>
        <text:list-item>
          <text:p text:style-name="P2">Deployment profile: browser clients + HTTP API server + WebSocket server </text:p>
        </text:list-item>
      </text:list>
      <text:h text:style-name="Heading_20_3" text:outline-level="3">2.4 Constraints</text:h>
      <text:list text:style-name="L2">
        <text:list-item>
          <text:p text:style-name="P5">JWT-based authenticated APIs must enforce role-specific authorization. </text:p>
        </text:list-item>
        <text:list-item>
          <text:p text:style-name="P5">Payment verification must use Razorpay signature validation. </text:p>
        </text:list-item>
        <text:list-item>
          <text:p text:style-name="P5">Sensitive routes (auth) are rate-limited and protected with security middleware. </text:p>
        </text:list-item>
        <text:list-item>
          <text:p text:style-name="P4">CORS restrictions must permit only configured origins. </text:p>
        </text:list-item>
      </text:list>
      <text:h text:style-name="Heading_20_2" text:outline-level="2">3. External Interface Requirements</text:h>
      <text:h text:style-name="Heading_20_3" text:outline-level="3">3.1 User Interface</text:h>
      <text:list text:style-name="L3">
        <text:list-item>
          <text:p text:style-name="P7">Public pages: home, feature pages, package browsing, static informational content. </text:p>
        </text:list-item>
        <text:list-item>
          <text:p text:style-name="P7">Authenticated dashboard: role-sensitive navigation and module access. </text:p>
        </text:list-item>
        <text:list-item>
          <text:p text:style-name="P7">Question management UIs for multiple question types (MCQ, essay, cloze, matrix, etc.). </text:p>
        </text:list-item>
        <text:list-item>
          <text:p text:style-name="P6">Material browsing, purchase, and secure PDF viewing interfaces. </text:p>
        </text:list-item>
      </text:list>
      <text:h text:style-name="Heading_20_3" text:outline-level="3">3.2 Software Interfaces</text:h>
      <text:list text:style-name="L4">
        <text:list-item>
          <text:p text:style-name="P9">Payment API: Razorpay order creation and signature verification. </text:p>
        </text:list-item>
        <text:list-item>
          <text:p text:style-name="P9">Storage API: Cloudinary media uploads. </text:p>
        </text:list-item>
        <text:list-item>
          <text:p text:style-name="P9">Push API: Web Push subscription lifecycle and dispatch. </text:p>
        </text:list-item>
        <text:list-item>
          <text:p text:style-name="P9">AI Service API: PDF text-based question generation. </text:p>
        </text:list-item>
        <text:list-item>
          <text:p text:style-name="P8">Email API: transactional emails for key user flows. </text:p>
        </text:list-item>
      </text:list>
      <text:h text:style-name="Heading_20_3" text:outline-level="3">3.3 Communication Interfaces</text:h>
      <text:list text:style-name="L5">
        <text:list-item>
          <text:p text:style-name="P11">HTTPS REST APIs under <text:span text:style-name="Source_20_Text">/api/*</text:span>. </text:p>
        </text:list-item>
        <text:list-item>
          <text:p text:style-name="P11">Socket.IO channel for global chat and read-status events. </text:p>
        </text:list-item>
        <text:list-item>
          <text:p text:style-name="P10">Webhook endpoint for Razorpay event processing. </text:p>
        </text:list-item>
      </text:list>
      <text:h text:style-name="Heading_20_2" text:outline-level="2">4. System Features and Functional Requirements</text:h>
      <text:h text:style-name="Heading_20_3" text:outline-level="3">4.1 Authentication and Account Management</text:h>
      <text:list text:style-name="L6">
        <text:list-item>
          <text:p text:style-name="P13">FR-1: The system shall allow user registration and login with secure password handling. </text:p>
        </text:list-item>
        <text:list-item>
          <text:p text:style-name="P13">FR-2: The system shall provide JWT-based session validation and current-user retrieval. </text:p>
        </text:list-item>
        <text:list-item>
          <text:p text:style-name="P13">FR-3: The system shall support forgot-password and tokenized password reset. </text:p>
        </text:list-item>
        <text:list-item>
          <text:p text:style-name="P12">FR-4: The system shall enforce route guards for authenticated and role-specific access. </text:p>
        </text:list-item>
      </text:list>
      <text:h text:style-name="Heading_20_3" text:outline-level="3">4.2 Academic Master Data</text:h>
      <text:list text:style-name="L7">
        <text:list-item>
          <text:p text:style-name="P15">FR-5: The system shall support admin CRUD for boards and classes. </text:p>
        </text:list-item>
        <text:list-item>
          <text:p text:style-name="P14">FR-6: The system shall support subject/topic management with board/class mapping. </text:p>
        </text:list-item>
      </text:list>
      <text:h text:style-name="Heading_20_3" text:outline-level="3">4.3 Question Bank and AI Questioning</text:h>
      <text:list text:style-name="L8">
        <text:list-item>
          <text:p text:style-name="P17">FR-7: The system shall support CRUD for multiple question types. </text:p>
        </text:list-item>
        <text:list-item>
          <text:p text:style-name="P17">FR-8: The system shall provide metadata APIs for class, stage, subject, and topic filtering. </text:p>
        </text:list-item>
        <text:list-item>
          <text:p text:style-name="P17">FR-9: The system shall allow admin to upload PDF and generate questions via AI service. </text:p>
        </text:list-item>
        <text:list-item>
          <text:p text:style-name="P16">FR-10: The system shall allow generated questions to be reviewed and optionally persisted. </text:p>
        </text:list-item>
      </text:list>
      <text:h text:style-name="Heading_20_3" text:outline-level="3">4.4 Exams, Attempts, and Results</text:h>
      <text:list text:style-name="L9">
        <text:list-item>
          <text:p text:style-name="P19">FR-11: Students shall be able to start and submit exams. </text:p>
        </text:list-item>
        <text:list-item>
          <text:p text:style-name="P19">FR-12: The system shall persist attempts and provide user-wise result retrieval. </text:p>
        </text:list-item>
        <text:list-item>
          <text:p text:style-name="P19">FR-13: Teachers/admins shall be able to view attempt analytics and detailed results. </text:p>
        </text:list-item>
        <text:list-item>
          <text:p text:style-name="P18">FR-14: The system shall expose class rank and leaderboard views. </text:p>
        </text:list-item>
      </text:list>
      <text:h text:style-name="Heading_20_3" text:outline-level="3">4.5 Syllabus and Stage Unlocking</text:h>
      <text:list text:style-name="L10">
        <text:list-item>
          <text:p text:style-name="P21">FR-15: Stage 1 shall be unlocked by default for students. </text:p>
        </text:list-item>
        <text:list-item>
          <text:p text:style-name="P20">FR-16: Additional stages shall be unlocked based on active package/subscription conditions. </text:p>
        </text:list-item>
      </text:list>
      <text:h text:style-name="Heading_20_3" text:outline-level="3">4.6 Study Materials and Commerce</text:h>
      <text:list text:style-name="L11">
        <text:list-item>
          <text:p text:style-name="P23">FR-17: Teachers/admin shall upload and manage paid/free study materials. </text:p>
        </text:list-item>
        <text:list-item>
          <text:p text:style-name="P23">FR-18: Students shall browse materials filtered by class and board. </text:p>
        </text:list-item>
        <text:list-item>
          <text:p text:style-name="P23">FR-19: The system shall enforce secure material access based on free/purchased status. </text:p>
        </text:list-item>
        <text:list-item>
          <text:p text:style-name="P23">FR-20: The system shall support Razorpay and wallet-based purchase flows. </text:p>
        </text:list-item>
        <text:list-item>
          <text:p text:style-name="P22">FR-21: The system shall generate and store purchase/invoice records. </text:p>
        </text:list-item>
      </text:list>
      <text:h text:style-name="Heading_20_3" text:outline-level="3">4.7 Packages and Subscriptions</text:h>
      <text:list text:style-name="L12">
        <text:list-item>
          <text:p text:style-name="P25">FR-22: Admin shall manage package catalog (CRUD and activation). </text:p>
        </text:list-item>
        <text:list-item>
          <text:p text:style-name="P25">FR-23: Users shall subscribe via free or paid flows. </text:p>
        </text:list-item>
        <text:list-item>
          <text:p text:style-name="P25">FR-24: The system shall track subscription lifecycle and allow cancellation. </text:p>
        </text:list-item>
        <text:list-item>
          <text:p text:style-name="P24">FR-25: Admin shall view all subscription reports. </text:p>
        </text:list-item>
      </text:list>
      <text:h text:style-name="Heading_20_3" text:outline-level="3">4.8 Wallet, Coins, and Gift Cards</text:h>
      <text:list text:style-name="L13">
        <text:list-item>
          <text:p text:style-name="P27">FR-26: The system shall maintain wallet/points balances per user. </text:p>
        </text:list-item>
        <text:list-item>
          <text:p text:style-name="P27">FR-27: Users shall redeem points to wallet or gift card where eligible. </text:p>
        </text:list-item>
        <text:list-item>
          <text:p text:style-name="P26">FR-28: Admin shall manage gift card inventory and redemption statuses. </text:p>
        </text:list-item>
      </text:list>
      <text:h text:style-name="Heading_20_3" text:outline-level="3">4.9 Notifications, Push, and Chat</text:h>
      <text:list text:style-name="L14">
        <text:list-item>
          <text:p text:style-name="P29">FR-29: Admin shall create role-targeted notifications. </text:p>
        </text:list-item>
        <text:list-item>
          <text:p text:style-name="P29">FR-30: Users shall fetch, read, and clear notifications. </text:p>
        </text:list-item>
        <text:list-item>
          <text:p text:style-name="P29">FR-31: The system shall support push subscribe/unsubscribe and payload dispatch. </text:p>
        </text:list-item>
        <text:list-item>
          <text:p text:style-name="P28">FR-32: The system shall support global chat with message persistence and admin moderation. </text:p>
        </text:list-item>
      </text:list>
      <text:h text:style-name="Heading_20_3" text:outline-level="3">4.10 Self Study and Mind Training</text:h>
      <text:list text:style-name="L15">
        <text:list-item>
          <text:p text:style-name="P31">FR-33: The system shall generate self-study questions from uploaded PDF content. </text:p>
        </text:list-item>
        <text:list-item>
          <text:p text:style-name="P31">FR-34: The system shall evaluate self-study submissions and store scores/statistics. </text:p>
        </text:list-item>
        <text:list-item>
          <text:p text:style-name="P30">FR-35: The system shall store mind-training game result submissions. </text:p>
        </text:list-item>
      </text:list>
      <text:h text:style-name="Heading_20_3" text:outline-level="3">4.11 CMS and Promotion Engine</text:h>
      <text:list text:style-name="L16">
        <text:list-item>
          <text:p text:style-name="P33">FR-36: Admin shall manage public site content sections (hero, features, about, office, etc.). </text:p>
        </text:list-item>
        <text:list-item>
          <text:p text:style-name="P32">FR-37: The system shall run scheduled auto-promotion and support manual admin promotion operations. </text:p>
        </text:list-item>
      </text:list>
      <text:h text:style-name="Heading_20_2" text:outline-level="2">5. Non-Functional Requirements</text:h>
      <text:h text:style-name="Heading_20_3" text:outline-level="3">5.1 Security</text:h>
      <text:list text:style-name="L17">
        <text:list-item>
          <text:p text:style-name="P35">NFR-1: Passwords shall be stored as salted hashes. </text:p>
        </text:list-item>
        <text:list-item>
          <text:p text:style-name="P35">NFR-2: Protected APIs shall require valid JWT and role checks. </text:p>
        </text:list-item>
        <text:list-item>
          <text:p text:style-name="P35">NFR-3: Security middleware (Helmet), CORS policy, and auth rate limits shall be enabled. </text:p>
        </text:list-item>
        <text:list-item>
          <text:p text:style-name="P34">NFR-4: Payment confirmation shall require cryptographic signature validation. </text:p>
        </text:list-item>
      </text:list>
      <text:h text:style-name="Heading_20_3" text:outline-level="3">5.2 Performance</text:h>
      <text:list text:style-name="L18">
        <text:list-item>
          <text:p text:style-name="P37">NFR-5: Common API operations should return within acceptable interactive latency under normal load. </text:p>
        </text:list-item>
        <text:list-item>
          <text:p text:style-name="P36">NFR-6: Chat event propagation should provide near real-time delivery for active users. </text:p>
        </text:list-item>
      </text:list>
      <text:h text:style-name="Heading_20_3" text:outline-level="3">5.3 Reliability and Availability</text:h>
      <text:list text:style-name="L19">
        <text:list-item>
          <text:p text:style-name="P39">NFR-7: Service health endpoint shall expose runtime availability state. </text:p>
        </text:list-item>
        <text:list-item>
          <text:p text:style-name="P38">NFR-8: Scheduled promotion and keep-alive routines shall execute reliably after server startup. </text:p>
        </text:list-item>
      </text:list>
      <text:h text:style-name="Heading_20_3" text:outline-level="3">5.4 Scalability</text:h>
      <text:list text:style-name="L20">
        <text:list-item>
          <text:p text:style-name="P41">NFR-9: Modular route architecture shall support independent extension of functional domains. </text:p>
        </text:list-item>
        <text:list-item>
          <text:p text:style-name="P40">NFR-10: Database schema shall support growth across users, attempts, purchases, and notifications. </text:p>
        </text:list-item>
      </text:list>
      <text:h text:style-name="Heading_20_3" text:outline-level="3">5.5 Maintainability</text:h>
      <text:list text:style-name="L21">
        <text:list-item>
          <text:p text:style-name="P43">NFR-11: The codebase shall keep domain separation through dedicated route/service/model modules. </text:p>
        </text:list-item>
        <text:list-item>
          <text:p text:style-name="P42">NFR-12: Configuration shall remain environment-driven for deployability across environments. </text:p>
        </text:list-item>
      </text:list>
      <text:h text:style-name="Heading_20_2" text:outline-level="2">6. Data Requirements (High Level)</text:h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Table_20_Heading">Entity Group</text:p>
          </table:table-cell>
          <table:table-cell table:style-name="Table3.A1" office:value-type="string">
            <text:p text:style-name="Table_20_Heading">Examples</text:p>
          </table:table-cell>
          <table:table-cell table:style-name="Table3.A1" office:value-type="string">
            <text:p text:style-name="Table_20_Heading">Purpose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ser, Role, Verification</text:p>
          </table:table-cell>
          <table:table-cell table:style-name="Table3.A1" office:value-type="string">
            <text:p text:style-name="Table_20_Contents">Authentication, authorization, profile</text:p>
          </table:table-cell>
        </table:table-row>
        <table:table-row>
          <table:table-cell table:style-name="Table3.A1" office:value-type="string">
            <text:p text:style-name="Table_20_Contents">Academic</text:p>
          </table:table-cell>
          <table:table-cell table:style-name="Table3.A1" office:value-type="string">
            <text:p text:style-name="Table_20_Contents">Board, Class, Subject, Topic, Question</text:p>
          </table:table-cell>
          <table:table-cell table:style-name="Table3.A1" office:value-type="string">
            <text:p text:style-name="Table_20_Contents">Learning taxonomy and question bank</text:p>
          </table:table-cell>
        </table:table-row>
        <table:table-row>
          <table:table-cell table:style-name="Table3.A1" office:value-type="string">
            <text:p text:style-name="Table_20_Contents">Assessment</text:p>
          </table:table-cell>
          <table:table-cell table:style-name="Table3.A1" office:value-type="string">
            <text:p text:style-name="Table_20_Contents">Exam, Attempt, Result, Leaderboard</text:p>
          </table:table-cell>
          <table:table-cell table:style-name="Table3.A1" office:value-type="string">
            <text:p text:style-name="Table_20_Contents">Evaluation and analytics</text:p>
          </table:table-cell>
        </table:table-row>
        <table:table-row>
          <table:table-cell table:style-name="Table3.A1" office:value-type="string">
            <text:p text:style-name="Table_20_Contents">Commerce</text:p>
          </table:table-cell>
          <table:table-cell table:style-name="Table3.A1" office:value-type="string">
            <text:p text:style-name="Table_20_Contents">Material, Package, Subscription, Wallet, Transaction</text:p>
          </table:table-cell>
          <table:table-cell table:style-name="Table3.A1" office:value-type="string">
            <text:p text:style-name="Table_20_Contents">Monetization and access control</text:p>
          </table:table-cell>
        </table:table-row>
        <table:table-row>
          <table:table-cell table:style-name="Table3.A1" office:value-type="string">
            <text:p text:style-name="Table_20_Contents">Engagement</text:p>
          </table:table-cell>
          <table:table-cell table:style-name="Table3.A1" office:value-type="string">
            <text:p text:style-name="Table_20_Contents">Notification, Push Subscription, Chat Message, Game Result</text:p>
          </table:table-cell>
          <table:table-cell table:style-name="Table3.A1" office:value-type="string">
            <text:p text:style-name="Table_20_Contents">Retention and communication</text:p>
          </table:table-cell>
        </table:table-row>
        <table:table-row>
          <table:table-cell table:style-name="Table3.A1" office:value-type="string">
            <text:p text:style-name="Table_20_Contents">Operations</text:p>
          </table:table-cell>
          <table:table-cell table:style-name="Table3.A1" office:value-type="string">
            <text:p text:style-name="Table_20_Contents">Promotion Records, CMS Settings</text:p>
          </table:table-cell>
          <table:table-cell table:style-name="Table3.A1" office:value-type="string">
            <text:p text:style-name="Table_20_Contents">Administrative controls and lifecycle</text:p>
          </table:table-cell>
        </table:table-row>
      </table:table>
      <text:h text:style-name="Heading_20_2" text:outline-level="2">7. Assumptions and Dependencies</text:h>
      <text:list text:style-name="L22">
        <text:list-item>
          <text:p text:style-name="P45">MongoDB instance and connection credentials are available at runtime. </text:p>
        </text:list-item>
        <text:list-item>
          <text:p text:style-name="P45">Razorpay, Cloudinary, push keys, mail, and AI service credentials are configured in environment variables. </text:p>
        </text:list-item>
        <text:list-item>
          <text:p text:style-name="P44">Client origins in CORS settings are kept in sync with deployment domains. </text:p>
        </text:list-item>
      </text:list>
      <text:h text:style-name="Heading_20_2" text:outline-level="2">8. Acceptance Criteria (Summary)</text:h>
      <text:list text:style-name="L23">
        <text:list-item>
          <text:p text:style-name="P47">All core role-based user journeys (Public, Student, Teacher, Admin) are executable end-to-end. </text:p>
        </text:list-item>
        <text:list-item>
          <text:p text:style-name="P47">Payment and access control logic correctly gates premium materials and stages. </text:p>
        </text:list-item>
        <text:list-item>
          <text:p text:style-name="P47">AI question generation, self-study scoring, and attempts/results flows operate correctly. </text:p>
        </text:list-item>
        <text:list-item>
          <text:p text:style-name="P47">Notification/chat features deliver and persist expected communication records. </text:p>
        </text:list-item>
        <text:list-item>
          <text:p text:style-name="P46">Admin can manage academic masters, content settings, subscriptions, and promotions. </text:p>
        </text:list-item>
      </text:list>
      <text:h text:style-name="Heading_20_2" text:outline-level="2">9. Traceability Baseline</text:h>
      <text:p text:style-name="Body_20_Text.small">The requirements above map to implemented backend route groups including (non-exhaustive): <text:span text:style-name="Source_20_Text">/api/auth</text:span>, <text:span text:style-name="Source_20_Text">/api/users</text:span>, <text:span text:style-name="Source_20_Text">/api/questions</text:span>, <text:span text:style-name="Source_20_Text">/api/exams</text:span>, <text:span text:style-name="Source_20_Text">/api/attempt</text:span>, <text:span text:style-name="Source_20_Text">/api/study-materials</text:span>, <text:span text:style-name="Source_20_Text">/api/packages</text:span>, <text:span text:style-name="Source_20_Text">/api/subscriptions</text:span>, <text:span text:style-name="Source_20_Text">/api/gift-cards</text:span>, <text:span text:style-name="Source_20_Text">/api/notifications</text:span>, <text:span text:style-name="Source_20_Text">/api/push</text:span>, <text:span text:style-name="Source_20_Text">/api/chat</text:span>, <text:span text:style-name="Source_20_Text">/api/ai-questions</text:span>, <text:span text:style-name="Source_20_Text">/api/self-study</text:span>, and <text:span text:style-name="Source_20_Text">/api/promotion</text:span>.</text:p>
      <text:h text:style-name="Heading_20_2" text:outline-level="2">10. Revision History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Heading">Version</text:p>
          </table:table-cell>
          <table:table-cell table:style-name="Table4.A1" office:value-type="string">
            <text:p text:style-name="Table_20_Heading">Date</text:p>
          </table:table-cell>
          <table:table-cell table:style-name="Table4.A1" office:value-type="string">
            <text:p text:style-name="Table_20_Heading">Description</text:p>
          </table:table-cell>
          <table:table-cell table:style-name="Table4.A1" office:value-type="string">
            <text:p text:style-name="Table_20_Heading">Author</text:p>
          </table:table-cell>
        </table:table-row>
        <table:table-row>
          <table:table-cell table:style-name="Table4.A1" office:value-type="string">
            <text:p text:style-name="Table_20_Contents">1.0</text:p>
          </table:table-cell>
          <table:table-cell table:style-name="Table4.A1" office:value-type="string">
            <text:p text:style-name="Table_20_Contents">2026-02-28</text:p>
          </table:table-cell>
          <table:table-cell table:style-name="Table4.A1" office:value-type="string">
            <text:p text:style-name="Table_20_Contents">Initial SRS draft prepared from current project implementation.</text:p>
          </table:table-cell>
          <table:table-cell table:style-name="Table4.A1" office:value-type="string">
            <text:p text:style-name="Table_20_Contents">Codex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1in" fo:margin-top="1in" fo:margin-bottom="1in" style:contextual-spacing="false" fo:line-height="135%"/>
      <style:text-properties style:font-name="Times New Roman" fo:font-family="'Times New Roman', serif" fo:font-size="12pt" style:font-name-asian="Times New Roman" style:font-family-asian="'Times New Roman', serif" style:font-size-asian="12pt" style:font-name-complex="Times New Roman" style:font-family-complex="'Times New Roman', serif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2in" style:contextual-spacing="false" fo:text-align="center" style:justify-single-word="false"/>
      <style:text-properties fo:color="#111111" loext:opacity="100%" style:font-name="Noto Sans" fo:font-family="'Noto Sans'" style:font-pitch="variable" fo:font-size="20pt" fo:font-weight="bold" style:font-size-asian="20pt" style:font-weight-asian="bold" style:font-size-complex="2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25in" fo:margin-bottom="0.0835in" style:contextual-spacing="false"/>
      <style:text-properties fo:color="#111111" loext:opacity="100%"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799in" fo:margin-bottom="0.0835in" style:contextual-spacing="false"/>
      <style:text-properties fo:color="#111111" loext:opacity="100%" style:font-name="Liberation Serif" fo:font-family="'Liberation Serif'" style:font-family-generic="roman" style:font-pitch="variable" fo:font-size="12.5pt" fo:font-weight="bold" style:font-name-asian="Noto Serif CJK SC" style:font-family-asian="'Noto Serif CJK SC'" style:font-family-generic-asian="system" style:font-pitch-asian="variable" style:font-size-asian="12.5pt" style:font-weight-asian="bold" style:font-name-complex="Noto Sans Devanagari1" style:font-family-complex="'Noto Sans Devanagari'" style:font-family-generic-complex="system" style:font-pitch-complex="variable" style:font-size-complex="12.5pt" style:font-weight-complex="bold"/>
    </style:style>
    <style:style style:name="Body_20_Text.center" style:display-name="Body Text.center" style:family="paragraph" style:parent-style-name="Text_20_body">
      <style:paragraph-properties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.small" style:display-name="Body Text.small" style:family="paragraph" style:parent-style-name="Text_20_body">
      <style:text-properties fo:font-size="10pt" style:font-size-asian="10pt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oftware Requirements Specification - EEC B2C</dc:title>
    <meta:document-statistic meta:table-count="4" meta:image-count="0" meta:object-count="0" meta:page-count="2" meta:paragraph-count="176" meta:word-count="1302" meta:character-count="9500" meta:non-whitespace-character-count="8374"/>
    <meta:generator>LibreOffice/24.2.7.2$Linux_X86_64 LibreOffice_project/420$Build-2</meta:generator>
    <meta:user-defined meta:name=""/>
  </office:meta>
</office:document-meta>
</file>